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program to find factorial?<text:line-break/>Description: Factorial of any number is the product of an integer and all the integers below it for example factorial of 4 is 4! = 4 * 3 * 2 * 1 = 24. <text:line-break/><text:line-break/>2. Write a program to reverse number?<text:line-break/>Description : Reverse number means reverse the position of all digits of any number. For example reverse of 839 is 938. <text:line-break/>Hint: For this program you need modulus operator concept and while loop, while loop is used for check condition and modulus used for find the remainder.<text:line-break/><text:line-break/>3. Write a program to print Fibonacci Series?<text:line-break/>Description : Fibonacci series is in the form of 0, 1, 1, 2, 3, 5, 8, 13, 21,...... <text:line-break/>Hint: To find this series we add two previous terms/digits and get next term/number<text:line-break/><text:line-break/>4.Write a program to check given number is Armstrong number or not?<text:line-break/>Description: Armstrong number is a number that is the sum of its own digits each raised to the power of the number of digits is equal to the number itself.<text:line-break/>For example: <text:line-break/>Three Digits Armstrong number is 153, 1 ^ 3 + 5 ^ 3 + 3 ^ 3 = 153 <text:line-break/>Four Digits Armstrong number is 1634, 1 ^ 4 + 6 ^ 4 + 3 ^ 4 + 4 ^ 4 + = 1634<text:line-break/><text:line-break/>5. Write a program to Find Largest Number Among Three Numbers<text:line-break/>Input three number from user and compare these number with each others and find largest number among these three numbers. 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28:23.911000000</dc:date>
    <dc:creator>Ankita Khot</dc:creator>
    <meta:editing-duration>PT45S</meta:editing-duration>
    <meta:editing-cycles>1</meta:editing-cycles>
    <meta:document-statistic meta:table-count="0" meta:image-count="0" meta:object-count="0" meta:page-count="1" meta:paragraph-count="1" meta:word-count="253" meta:character-count="1289" meta:non-whitespace-character-count="1025"/>
  </office:meta>
</office:document-meta>
</file>